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 style:list-style-name="L1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Standard" style:list-style-name="L1">
      <style:paragraph-properties fo:text-align="start" style:justify-single-word="false"/>
      <style:text-properties fo:font-weight="normal" style:font-weight-asian="normal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fo:font-style="normal" fo:font-weight="bold" style:font-style-asian="normal" style:font-weight-asian="bold" style:font-style-complex="normal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UGS <text:s/>THAT <text:s/>NEED <text:s/>FIXING!!</text:p>
      <text:p text:style-name="P1"/>
      <text:list xml:id="list590326643444740826" text:style-name="L1">
        <text:list-item>
          <text:p text:style-name="P2">Luneda</text:p>
          <text:list>
            <text:list-item>
              <text:p text:style-name="P3">Luneda keeps having loading problems. Sometimes, it takes a second of nothing before it'll load, sometimes it'll load off to the right, and sometimes it'll just bug out when loading </text:p>
            </text:list-item>
          </text:list>
        </text:list-item>
        <text:list-item>
          <text:p text:style-name="P2">Kanedos</text:p>
          <text:list>
            <text:list-item>
              <text:p text:style-name="P3"/>
            </text:list-item>
          </text:list>
        </text:list-item>
        <text:list-item>
          <text:p text:style-name="P2">Tyrianne</text:p>
          <text:list>
            <text:list-item>
              <text:p text:style-name="P3">The complete item function is starting too early</text:p>
            </text:list-item>
          </text:list>
        </text:list-item>
        <text:list-item>
          <text:p text:style-name="P2">Kaprika</text:p>
          <text:list>
            <text:list-item>
              <text:p text:style-name="P3">The conclude item event with the fairies is happening too early</text:p>
            </text:list-item>
          </text:list>
        </text:list-item>
        <text:list-item>
          <text:p text:style-name="P2">AliNada</text:p>
          <text:list>
            <text:list-item>
              <text:p text:style-name="P3">The cemetery won't play the music that lets you know the quest is completed</text:p>
            </text:list-item>
          </text:list>
        </text:list-item>
        <text:list-item>
          <text:p text:style-name="P4">MILO</text:p>
          <text:list>
            <text:list-item>
              <text:p text:style-name="P3">On the family, after “oh my goodness, you're right” it does a weird text thing before displaying “members you were closer to...” part</text:p>
            </text:list-item>
            <text:list-item>
              <text:p text:style-name="P3">family replayed</text:p>
            </text:list-item>
            <text:list-item>
              <text:p text:style-name="P3">gift replayed</text:p>
            </text:list-item>
            <text:list-item>
              <text:p text:style-name="P3">Tyrianne intro had problems with clicking the option and skipping, and it wouldn't let me ignore</text:p>
            </text:list-item>
          </text:list>
        </text:list-item>
        <text:list-item>
          <text:p text:style-name="P2">General</text:p>
          <text:list>
            <text:list-item>
              <text:p text:style-name="P3">Add media queries</text:p>
            </text:list-item>
            <text:list-item>
              <text:p text:style-name="P3">PAUSE BUTTON</text:p>
            </text:list-item>
            <text:list-item>
              <text:p text:style-name="P3">General laginess, especially after the family talk</text:p>
            </text:list-item>
            <text:list-item>
              <text:p text:style-name="P3">When the inventory is full, the bucket list doesn't float correctly</text:p>
            </text:list-item>
            <text:list-item>
              <text:p text:style-name="P3">When I left the page (to work on other stuff, not leaving the actual page), and came back, the browser had frozen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9-02T11:54:38.48</meta:creation-date>
    <dc:date>2015-09-21T11:58:34.10</dc:date>
    <meta:editing-duration>P12DT18H11M3S</meta:editing-duration>
    <meta:editing-cycles>87</meta:editing-cycles>
    <meta:generator>OpenOffice/4.1.1$Win32 OpenOffice.org_project/411m6$Build-9775</meta:generator>
    <meta:document-statistic meta:table-count="0" meta:image-count="0" meta:object-count="0" meta:page-count="1" meta:paragraph-count="21" meta:word-count="182" meta:character-count="996"/>
  </office:meta>
</office:document-meta>
</file>